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74f" officeooo:paragraph-rsid="0017174f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weight="bold" officeooo:rsid="0017174f" officeooo:paragraph-rsid="0017174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weight="normal" officeooo:rsid="0017174f" officeooo:paragraph-rsid="0017174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weight="normal" officeooo:rsid="0017f7e1" officeooo:paragraph-rsid="0017f7e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İŞİSEL MASA ÜSTÜ AJANDA UYGULAMASI </text:p>
      <text:p text:style-name="P2">uygulama özellikleri:</text:p>
      <text:p text:style-name="P3"/>
      <text:p text:style-name="P3">çeviri:</text:p>
      <text:p text:style-name="P4">ana menüde </text:p>
      <text:p text:style-name="P3">google lens </text:p>
      <text:p text:style-name="P3">to do list </text:p>
      <text:p text:style-name="P3">çalışma zamanı saati</text:p>
      <text:p text:style-name="P3">ders programı </text:p>
      <text:p text:style-name="P3">takvim </text:p>
      <text:p text:style-name="P3">analiz sayfası </text:p>
      <text:p text:style-name="P3">hesap makinesi </text:p>
      <text:p text:style-name="P3">çalışma planı oluşturma </text:p>
      <text:p text:style-name="P3">otomatik çalışma planı oluştur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23:14:16.067000000</meta:creation-date>
    <dc:date>2024-04-25T23:50:32.923000000</dc:date>
    <meta:editing-duration>PT25M</meta:editing-duration>
    <meta:editing-cycles>1</meta:editing-cycles>
    <meta:document-statistic meta:table-count="0" meta:image-count="0" meta:object-count="0" meta:page-count="1" meta:paragraph-count="13" meta:word-count="32" meta:character-count="225" meta:non-whitespace-character-count="197"/>
    <meta:generator>LibreOffice/24.2.2.2$Windows_X86_64 LibreOffice_project/d56cc158d8a96260b836f100ef4b4ef25d6f1a01</meta:generator>
  </office:meta>
</office:document-meta>
</file>